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officeooo:rsid="001d31fe" officeooo:paragraph-rsid="001d31f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31fe" officeooo:paragraph-rsid="001d31f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31fe" officeooo:paragraph-rsid="001d31f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d31fe" officeooo:paragraph-rsid="001d31f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31fe" officeooo:paragraph-rsid="001d31f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dc64" officeooo:paragraph-rsid="0022dc6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d31fe" officeooo:paragraph-rsid="001d31f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2" fo:language="pt" fo:country="BR" fo:font-weight="normal" officeooo:rsid="00234074" officeooo:paragraph-rsid="002340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2" fo:language="pt" fo:country="BR" fo:font-weight="normal" officeooo:rsid="00240c47" officeooo:paragraph-rsid="00240c47" style:font-weight-asian="normal" style:font-weight-complex="normal"/>
    </style:style>
    <style:style style:name="P13" style:family="paragraph" style:parent-style-name="Text_20_body">
      <style:text-properties officeooo:paragraph-rsid="001d31fe"/>
    </style:style>
    <style:style style:name="P14" style:family="paragraph" style:parent-style-name="Text_20_body">
      <style:text-properties fo:font-style="italic" officeooo:rsid="00209aa3" officeooo:paragraph-rsid="00209aa3" style:font-style-asian="italic" style:font-style-complex="italic"/>
    </style:style>
    <style:style style:name="P15" style:family="paragraph" style:parent-style-name="Text_20_body">
      <style:text-properties fo:font-style="italic" officeooo:rsid="00286df0" officeooo:paragraph-rsid="00286df0" style:font-style-asian="italic" style:font-style-complex="italic"/>
    </style:style>
    <style:style style:name="P16" style:family="paragraph" style:parent-style-name="Text_20_body">
      <style:text-properties fo:font-style="normal" officeooo:rsid="00209aa3" officeooo:paragraph-rsid="00209aa3" style:font-style-asian="normal" style:font-style-complex="normal"/>
    </style:style>
    <style:style style:name="P17" style:family="paragraph" style:parent-style-name="Text_20_body">
      <style:text-properties officeooo:rsid="00262241" officeooo:paragraph-rsid="00262241"/>
    </style:style>
    <style:style style:name="P18" style:family="paragraph" style:parent-style-name="Text_20_body">
      <style:text-properties officeooo:paragraph-rsid="00262241"/>
    </style:style>
    <style:style style:name="P19" style:family="paragraph" style:parent-style-name="Text_20_body">
      <style:text-properties officeooo:rsid="00269688" officeooo:paragraph-rsid="00269688"/>
    </style:style>
    <style:style style:name="P20" style:family="paragraph" style:parent-style-name="Text_20_body">
      <style:text-properties officeooo:paragraph-rsid="00269688"/>
    </style:style>
    <style:style style:name="P21" style:family="paragraph" style:parent-style-name="Text_20_body">
      <style:text-properties officeooo:rsid="00286df0" officeooo:paragraph-rsid="00286df0"/>
    </style:style>
    <style:style style:name="P22" style:family="paragraph" style:parent-style-name="Text_20_body">
      <style:text-properties officeooo:paragraph-rsid="00286df0"/>
    </style:style>
    <style:style style:name="P23" style:family="paragraph" style:parent-style-name="Text_20_body">
      <style:text-properties officeooo:rsid="00292880" officeooo:paragraph-rsid="00292880"/>
    </style:style>
    <style:style style:name="P24" style:family="paragraph" style:parent-style-name="Heading_20_1">
      <style:text-properties officeooo:rsid="00262241" officeooo:paragraph-rsid="00262241"/>
    </style:style>
    <style:style style:name="P25" style:family="paragraph" style:parent-style-name="Heading_20_1">
      <style:text-properties officeooo:rsid="00269688" officeooo:paragraph-rsid="00269688"/>
    </style:style>
    <style:style style:name="P26" style:family="paragraph" style:parent-style-name="Heading_20_1">
      <style:text-properties officeooo:rsid="00286df0" officeooo:paragraph-rsid="00286df0"/>
    </style:style>
    <style:style style:name="P27" style:family="paragraph" style:parent-style-name="Heading_20_1">
      <style:text-properties officeooo:rsid="00292880" officeooo:paragraph-rsid="00292880"/>
    </style:style>
    <style:style style:name="P28" style:family="paragraph" style:parent-style-name="Heading_20_1">
      <style:text-properties officeooo:rsid="002d905f" officeooo:paragraph-rsid="002d905f"/>
    </style:style>
    <style:style style:name="P29" style:family="paragraph" style:parent-style-name="Heading_20_1">
      <style:paragraph-properties fo:break-before="page"/>
      <style:text-properties officeooo:rsid="001d31fe" officeooo:paragraph-rsid="001d31fe"/>
    </style:style>
    <style:style style:name="P30" style:family="paragraph" style:parent-style-name="Heading_20_2">
      <style:text-properties officeooo:rsid="00262241" officeooo:paragraph-rsid="00262241"/>
    </style:style>
    <style:style style:name="P31" style:family="paragraph" style:parent-style-name="Heading_20_2">
      <style:text-properties officeooo:rsid="00269688" officeooo:paragraph-rsid="00269688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normal" officeooo:rsid="001d31fe" officeooo:paragraph-rsid="001d31fe" style:font-weight-asian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bold" officeooo:rsid="001d31fe" officeooo:paragraph-rsid="001d31fe" style:font-weight-asian="bold" style:font-weight-complex="bold"/>
    </style:style>
    <style:style style:name="P34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fo:font-weight="normal" officeooo:rsid="001d31fe" officeooo:paragraph-rsid="001d31fe" style:font-weight-asian="normal" style:font-weight-complex="normal"/>
    </style:style>
    <style:style style:name="P35" style:family="paragraph" style:parent-style-name="Text_20_body" style:list-style-name="L3">
      <style:text-properties fo:font-style="italic" officeooo:rsid="00209aa3" officeooo:paragraph-rsid="00209aa3" style:font-style-asian="italic" style:font-style-complex="italic"/>
    </style:style>
    <style:style style:name="P36" style:family="paragraph" style:parent-style-name="Text_20_body" style:list-style-name="L3">
      <style:text-properties fo:font-style="italic" fo:font-weight="bold" officeooo:rsid="00209aa3" officeooo:paragraph-rsid="00209aa3" style:font-style-asian="italic" style:font-weight-asian="bold" style:font-style-complex="italic" style:font-weight-complex="bold"/>
    </style:style>
    <style:style style:name="P37" style:family="paragraph" style:parent-style-name="Text_20_body" style:list-style-name="L4">
      <style:text-properties officeooo:rsid="00262241" officeooo:paragraph-rsid="00262241"/>
    </style:style>
    <style:style style:name="P38" style:family="paragraph" style:parent-style-name="Text_20_body">
      <style:text-properties fo:font-weight="normal" officeooo:rsid="00262241" officeooo:paragraph-rsid="00262241" style:font-weight-asian="normal" style:font-weight-complex="normal"/>
    </style:style>
    <style:style style:name="P39" style:family="paragraph" style:parent-style-name="Text_20_body" style:list-style-name="L5">
      <style:text-properties fo:font-weight="normal" officeooo:rsid="00262241" officeooo:paragraph-rsid="00262241" style:font-weight-asian="normal" style:font-weight-complex="normal"/>
    </style:style>
    <style:style style:name="P40" style:family="paragraph" style:parent-style-name="Text_20_body">
      <style:text-properties fo:font-weight="normal" officeooo:rsid="00292880" officeooo:paragraph-rsid="00292880" style:font-weight-asian="normal" style:font-weight-complex="normal"/>
    </style:style>
    <style:style style:name="P41" style:family="paragraph" style:parent-style-name="Text_20_body">
      <style:text-properties fo:font-weight="normal" officeooo:paragraph-rsid="002d905f" fo:background-color="#ffff00" style:font-weight-asian="normal" style:font-weight-complex="normal"/>
    </style:style>
    <style:style style:name="P42" style:family="paragraph" style:parent-style-name="Text_20_body" style:list-style-name="L6">
      <style:text-properties officeooo:rsid="00269688" officeooo:paragraph-rsid="00269688"/>
    </style:style>
    <style:style style:name="P43" style:family="paragraph" style:parent-style-name="Text_20_body">
      <style:text-properties fo:font-weight="bold" officeooo:rsid="00286df0" officeooo:paragraph-rsid="00286df0" style:font-weight-asian="bold" style:font-weight-complex="bold"/>
    </style:style>
    <style:style style:name="P44" style:family="paragraph" style:parent-style-name="Text_20_body">
      <style:text-properties fo:font-weight="bold" officeooo:rsid="002d905f" officeooo:paragraph-rsid="002d905f" style:font-weight-asian="bold" style:font-weight-complex="bold"/>
    </style:style>
    <style:style style:name="P45" style:family="paragraph" style:parent-style-name="Text_20_body">
      <style:text-properties fo:font-weight="bold" officeooo:rsid="002f6d2f" officeooo:paragraph-rsid="002f6d2f" style:font-weight-asian="bold" style:font-weight-complex="bold"/>
    </style:style>
    <style:style style:name="P46" style:family="paragraph" style:parent-style-name="Text_20_body">
      <style:text-properties fo:font-weight="bold" officeooo:rsid="003104ea" officeooo:paragraph-rsid="003104ea" style:font-weight-asian="bold" style:font-weight-complex="bold"/>
    </style:style>
    <style:style style:name="P47" style:family="paragraph" style:parent-style-name="Text_20_body" style:list-style-name="L9">
      <style:text-properties fo:font-weight="bold" officeooo:rsid="003104ea" officeooo:paragraph-rsid="003104ea" style:font-weight-asian="bold" style:font-weight-complex="bold"/>
    </style:style>
    <style:style style:name="P48" style:family="paragraph" style:parent-style-name="Text_20_body">
      <style:text-properties officeooo:rsid="00292880" officeooo:paragraph-rsid="00292880"/>
    </style:style>
    <style:style style:name="P49" style:family="paragraph" style:parent-style-name="Text_20_body" style:list-style-name="L7">
      <style:text-properties officeooo:rsid="00292880" officeooo:paragraph-rsid="00292880"/>
    </style:style>
    <style:style style:name="P50" style:family="paragraph" style:parent-style-name="Text_20_body">
      <style:text-properties officeooo:rsid="00292880" officeooo:paragraph-rsid="00269688"/>
    </style:style>
    <style:style style:name="P51" style:family="paragraph" style:parent-style-name="Text_20_body" style:list-style-name="L8">
      <style:text-properties officeooo:paragraph-rsid="00292880"/>
    </style:style>
    <style:style style:name="P52" style:family="paragraph" style:parent-style-name="Text_20_body">
      <style:text-properties officeooo:rsid="002d905f" officeooo:paragraph-rsid="002d905f"/>
    </style:style>
    <style:style style:name="P53" style:family="paragraph" style:parent-style-name="Text_20_body">
      <style:text-properties officeooo:paragraph-rsid="002d90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688" style:font-weight-asian="bold" style:font-weight-complex="bold"/>
    </style:style>
    <style:style style:name="T3" style:family="text">
      <style:text-properties fo:font-weight="bold" officeooo:rsid="00286df0" style:font-weight-asian="bold" style:font-weight-complex="bold"/>
    </style:style>
    <style:style style:name="T4" style:family="text">
      <style:text-properties fo:font-weight="bold" officeooo:rsid="00292880" style:font-weight-asian="bold" style:font-weight-complex="bold"/>
    </style:style>
    <style:style style:name="T5" style:family="text">
      <style:text-properties officeooo:rsid="00203946"/>
    </style:style>
    <style:style style:name="T6" style:family="text">
      <style:text-properties fo:text-transform="capitalize" style:font-name="Arial2" fo:font-size="12pt" fo:language="pt" fo:country="BR" fo:font-weight="bold" officeooo:rsid="002039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26224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69688"/>
    </style:style>
    <style:style style:name="T11" style:family="text">
      <style:text-properties fo:font-style="italic" officeooo:rsid="00269688" style:font-style-asian="italic" style:font-style-complex="italic"/>
    </style:style>
    <style:style style:name="T12" style:family="text">
      <style:text-properties officeooo:rsid="00282c38"/>
    </style:style>
    <style:style style:name="T13" style:family="text">
      <style:text-properties officeooo:rsid="00286df0"/>
    </style:style>
    <style:style style:name="T14" style:family="text">
      <style:text-properties officeooo:rsid="00292880"/>
    </style:style>
    <style:style style:name="T15" style:family="text">
      <style:text-properties officeooo:rsid="002d905f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EDIEL DA ROSA RIBEIR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TUGUÊS I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BLUMENAU/SC</text:p>
      <text:p text:style-name="P7">MAIO de 2021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"><text:a xlink:type="simple" xlink:href="#__RefHeading___Toc949_258735514" text:style-name="Index_20_Link" text:visited-style-name="Index_20_Link">AULA – 06/05/2021<text:tab/>3</text:a></text:p>
          <text:p text:style-name="P2"><text:a xlink:type="simple" xlink:href="#__RefHeading___Toc951_258735514" text:style-name="Index_20_Link" text:visited-style-name="Index_20_Link">A Oração e seus termos<text:tab/>3</text:a></text:p>
          <text:p text:style-name="P3"><text:a xlink:type="simple" xlink:href="#__RefHeading___Toc953_258735514" text:style-name="Index_20_Link" text:visited-style-name="Index_20_Link">A vírgula<text:tab/>3</text:a></text:p>
        </text:index-body>
      </text:table-of-content>
      <text:p text:style-name="P6"/>
      <text:list xml:id="list2862160835" text:style-name="Outline">
        <text:list-item>
          <text:h text:style-name="P29" text:outline-level="1"><text:bookmark-start text:name="__RefHeading___Toc949_258735514"/>AULA – 06/05/2021<text:bookmark-end text:name="__RefHeading___Toc949_258735514"/></text:h>
        </text:list-item>
      </text:list>
      <text:p text:style-name="P13"/>
      <text:p text:style-name="P8"><text:span text:style-name="T1"><text:tab/>Literatura</text:span> é a arte que emprega a palavra ou a escrita como uma forma de comunicação.</text:p>
      <text:p text:style-name="P8"/>
      <text:p text:style-name="P8"/>
      <text:p text:style-name="P8">* Pelos caminhos da literatura</text:p>
      <text:list xml:id="list2521889179" text:style-name="L1">
        <text:list-item>
          <text:p text:style-name="P32">Formas</text:p>
          <text:list>
            <text:list-item>
              <text:p text:style-name="P32">Clássicas</text:p>
            </text:list-item>
            <text:list-item>
              <text:p text:style-name="P32">Expressão da palavra</text:p>
            </text:list-item>
          </text:list>
        </text:list-item>
      </text:list>
      <text:p text:style-name="P8"/>
      <text:p text:style-name="P10">… SEQUÊNCIA, SEQUÊNCIA E SEQUÊNCIA.</text:p>
      <text:p text:style-name="P8"/>
      <text:list xml:id="list1502475574" text:style-name="L2">
        <text:list-item>
          <text:p text:style-name="P33">A DESCRIÇÃO</text:p>
          <text:list>
            <text:list-item>
              <text:p text:style-name="P34">SEQUÊNCIA DE IMAGENS</text:p>
            </text:list-item>
          </text:list>
        </text:list-item>
        <text:list-item>
          <text:p text:style-name="P33">NARRAÇÃO</text:p>
          <text:list>
            <text:list-item>
              <text:p text:style-name="P34">SEQUÊNCIA DE FATOS</text:p>
            </text:list-item>
          </text:list>
        </text:list-item>
        <text:list-item>
          <text:p text:style-name="P33">DISSERTAÇÃO</text:p>
          <text:list>
            <text:list-item>
              <text:p text:style-name="P34">SEQUÊNCIA DE IDEIAS OU CONCEITOS</text:p>
            </text:list-item>
          </text:list>
        </text:list-item>
      </text:list>
      <text:p text:style-name="P8"/>
      <text:list xml:id="list52031584070539" text:continue-list="list2862160835" text:style-name="Outline">
        <text:list-item>
          <text:list>
            <text:list-item>
              <text:h text:style-name="Heading_20_2" text:outline-level="2"><text:bookmark-start text:name="__RefHeading___Toc951_258735514"/>A <text:span text:style-name="T6">Oração</text:span> <text:span text:style-name="T5">e</text:span> seus termos<text:bookmark-end text:name="__RefHeading___Toc951_258735514"/></text:h>
            </text:list-item>
          </text:list>
        </text:list-item>
      </text:list>
      <text:list xml:id="list82916289" text:style-name="L3">
        <text:list-item>
          <text:p text:style-name="P35">Sinais de pontuação</text:p>
          <text:list>
            <text:list-item>
              <text:p text:style-name="P35">Gráficos</text:p>
            </text:list-item>
            <text:list-item>
              <text:p text:style-name="P35">Tônicos</text:p>
            </text:list-item>
            <text:list-item>
              <text:p text:style-name="P36">Pontuação</text:p>
            </text:list-item>
          </text:list>
        </text:list-item>
      </text:list>
      <text:p text:style-name="P14"/>
      <text:p text:style-name="P14">Sinais de pontuação servem para dar Ritmo ao texto.</text:p>
      <text:p text:style-name="P14"/>
      <text:list xml:id="list52033197831863" text:continue-list="list5203158407053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3_258735514"/>A vírgula<text:bookmark-end text:name="__RefHeading___Toc953_258735514"/></text:h>
                </text:list-item>
              </text:list>
            </text:list-item>
          </text:list>
        </text:list-item>
      </text:list>
      <text:p text:style-name="P14">Marca uma pausa de pequena duração.</text:p>
      <text:p text:style-name="P16"/>
      <text:p text:style-name="P16"/>
      <text:p text:style-name="P9">Frase 1</text:p>
      <text:p text:style-name="P9">Um fazendeiro tinha um bezerro e a mãe<text:span text:style-name="T7">,</text:span> do fazendeiro era também o pai do bezerro.</text:p>
      <text:p text:style-name="P11"/>
      <text:p text:style-name="P11">Frase 2</text:p>
      <text:p text:style-name="P11">Irás, morrerás, não voltarás.</text:p>
      <text:p text:style-name="P11"/>
      <text:p text:style-name="P11">Frase 3</text:p>
      <text:p text:style-name="P11">Enquanto o padre pastava o burro, rezava.</text:p>
      <text:p text:style-name="P11"/>
      <text:p text:style-name="P11"/>
      <text:p text:style-name="P11"><text:soft-page-break/>Frase 4</text:p>
      <text:p text:style-name="P11">Maria toma remédio e sua<text:span text:style-name="T1">,</text:span> mãe<text:span text:style-name="T1">, </text:span>diz ela<text:span text:style-name="T1">,</text:span> traga a toalha.</text:p>
      <text:p text:style-name="P11"/>
      <text:p text:style-name="P12">Frase 5</text:p>
      <text:p text:style-name="P12">Levar uma pedra de Floripa à Europa uma andorinha não faz, verão.</text:p>
      <text:p text:style-name="P12"/>
      <text:p text:style-name="P12"/>
      <text:list xml:id="list52031591353625" text:continue-numbering="true" text:style-name="Outline">
        <text:list-item>
          <text:h text:style-name="P24" text:outline-level="1">Aula 12/05/2021</text:h>
        </text:list-item>
        <text:list-item>
          <text:h text:style-name="P24" text:outline-level="1">Ponto final</text:h>
        </text:list-item>
      </text:list>
      <text:p text:style-name="P17">Corresponde a uma pausa longa. (a pausa máxima da voz)</text:p>
      <text:p text:style-name="P17"/>
      <text:list xml:id="list52031419562496" text:continue-numbering="true" text:style-name="Outline">
        <text:list-item>
          <text:h text:style-name="P24" text:outline-level="1">Ponto e vírgula</text:h>
          <text:list>
            <text:list-item>
              <text:h text:style-name="Heading_20_2" text:outline-level="2">Serve para evitar algumas confusões.</text:h>
            </text:list-item>
          </text:list>
        </text:list-item>
      </text:list>
      <text:p text:style-name="P17"/>
      <text:p text:style-name="P17">Ex: </text:p>
      <text:p text:style-name="P17"><text:tab/>Tudo provém de Deus; A bonança e a tempestade; O princípio e o fim de todas as coisas.</text:p>
      <text:p text:style-name="P17"/>
      <text:list xml:id="list52032851861156" text:continue-numbering="true" text:style-name="Outline">
        <text:list-item>
          <text:list>
            <text:list-item>
              <text:h text:style-name="Heading_20_2" text:outline-level="2">Serve para os “considerandos”.</text:h>
            </text:list-item>
          </text:list>
        </text:list-item>
      </text:list>
      <text:p text:style-name="P17"/>
      <text:p text:style-name="P17">Ex:</text:p>
      <text:p text:style-name="P17"/>
      <text:list xml:id="list3171895373" text:style-name="L4">
        <text:list-item>
          <text:p text:style-name="P37">Considerando que os alunos do CTMVida não gostam de estudar;</text:p>
        </text:list-item>
        <text:list-item>
          <text:p text:style-name="P37">Que se insistirem nesta postura serve expulsos;</text:p>
        </text:list-item>
        <text:list-item>
          <text:p text:style-name="P37">Recomendamos que mudem de atitude.</text:p>
        </text:list-item>
      </text:list>
      <text:p text:style-name="P17"/>
      <text:list xml:id="list52033257232556" text:continue-list="list52032851861156" text:style-name="Outline">
        <text:list-item>
          <text:list>
            <text:list-item>
              <text:h text:style-name="Heading_20_2" text:outline-level="2">Também serve para separar diferentes <text:span text:style-name="T1">itens</text:span><text:span text:style-name="T9">.</text:span></text:h>
            </text:list-item>
          </text:list>
        </text:list-item>
      </text:list>
      <text:p text:style-name="P38"/>
      <text:p text:style-name="P38">Ex:</text:p>
      <text:p text:style-name="P38"/>
      <text:list xml:id="list2755819792" text:style-name="L5">
        <text:list-item>
          <text:p text:style-name="P39">A educação tem por finalidade;</text:p>
        </text:list-item>
        <text:list-item>
          <text:p text:style-name="P39">A compreensão dos direitos</text:p>
        </text:list-item>
        <text:list-item>
          <text:p text:style-name="P39">A preservação natural</text:p>
        </text:list-item>
        <text:list-item>
          <text:p text:style-name="P39">etc…</text:p>
        </text:list-item>
      </text:list>
      <text:p text:style-name="P38"/>
      <text:list xml:id="list52032595343385" text:continue-list="list52033257232556" text:style-name="Outline">
        <text:list-item>
          <text:h text:style-name="P24" text:outline-level="1">Os dois pontos “:”</text:h>
        </text:list-item>
      </text:list>
      <text:p text:style-name="P18"><text:tab/><text:span text:style-name="T8">Marcam no texto uma possível suspensão da voz.</text:span></text:p>
      <text:p text:style-name="P18"/>
      <text:list xml:id="list52032875393883" text:continue-numbering="true" text:style-name="Outline">
        <text:list-item>
          <text:list>
            <text:list-item>
              <text:h text:style-name="P30" text:outline-level="2"><text:soft-page-break/>Nas citações:</text:h>
            </text:list-item>
          </text:list>
        </text:list-item>
      </text:list>
      <text:p text:style-name="P18"><text:tab/><text:span text:style-name="T10">Disse o professor: “alguma coisa importante.”</text:span></text:p>
      <text:list xml:id="list52032173818971" text:continue-numbering="true" text:style-name="Outline">
        <text:list-item>
          <text:list>
            <text:list-item>
              <text:h text:style-name="P31" text:outline-level="2">Nas enumerações</text:h>
            </text:list-item>
          </text:list>
        </text:list-item>
      </text:list>
      <text:p text:style-name="P20"><text:tab/><text:span text:style-name="T10">As coisas mais perigosas da vida são: a </text:span><text:span text:style-name="T2">calúnia</text:span><text:span text:style-name="T10"> e o </text:span><text:span text:style-name="T2">ódio</text:span><text:span text:style-name="T10">.</text:span></text:p>
      <text:list xml:id="list52033071885453" text:continue-numbering="true" text:style-name="Outline">
        <text:list-item>
          <text:list>
            <text:list-item>
              <text:h text:style-name="P31" text:outline-level="2">Nas explicações</text:h>
            </text:list-item>
          </text:list>
        </text:list-item>
      </text:list>
      <text:p text:style-name="P20"><text:tab/>“<text:span text:style-name="T10">Não és bom, nem és mau: És triste e humano.” – </text:span><text:span text:style-name="T11">Olavo Bilac</text:span></text:p>
      <text:p text:style-name="P20"/>
      <text:list xml:id="list52033263122495" text:continue-numbering="true" text:style-name="Outline">
        <text:list-item>
          <text:h text:style-name="P25" text:outline-level="1">O Ponto de interrogação</text:h>
        </text:list-item>
      </text:list>
      <text:p text:style-name="P19"><text:tab/>Serve para expressar uma pergunta ou mesmo uma exclamação que haja perplexidade. (porém, perplexidade é uma pergunta)</text:p>
      <text:p text:style-name="P19"/>
      <text:p text:style-name="P19">Salmos 22:1 – Deus meu, Deus meu, por que me desamparaste?</text:p>
      <text:p text:style-name="P19"/>
      <text:list xml:id="list52033399724995" text:continue-numbering="true" text:style-name="Outline">
        <text:list-item>
          <text:h text:style-name="P25" text:outline-level="1">Ponto de exclamação</text:h>
        </text:list-item>
      </text:list>
      <text:p text:style-name="P20"><text:tab/><text:span text:style-name="T10">Sinal que se pospõe a qualquer enunciado de entonação afirmativa. (…)</text:span></text:p>
      <text:p text:style-name="P20"/>
      <text:list xml:id="list3098698662" text:style-name="L6">
        <text:list-item>
          <text:p text:style-name="P42">Nas interjeições</text:p>
        </text:list-item>
        <text:list-item>
          <text:p text:style-name="P42">Após o imperativo (Ide!)</text:p>
        </text:list-item>
      </text:list>
      <text:p text:style-name="P19"/>
      <text:list xml:id="list52031830483984" text:continue-list="list52033399724995" text:style-name="Outline">
        <text:list-item>
          <text:h text:style-name="P25" text:outline-level="1">As Reticências</text:h>
        </text:list-item>
      </text:list>
      <text:p text:style-name="P20"><text:tab/><text:span text:style-name="T10">Indica uma interrupção da frase ou do pensamento.</text:span></text:p>
      <text:p text:style-name="P19"/>
      <text:p text:style-name="P19">“Sei que preciso dizer… Não sei… Espera… Depois dir<text:span text:style-name="T12">ei</text:span> tudo.”</text:p>
      <text:p text:style-name="P19"/>
      <text:list xml:id="list52031457870553" text:continue-numbering="true" text:style-name="Outline">
        <text:list-item>
          <text:h text:style-name="P26" text:outline-level="1">Aspas</text:h>
        </text:list-item>
      </text:list>
      <text:p text:style-name="P22"><text:tab/><text:span text:style-name="T13">Empregam-se nas citações, na distinção do contexto ou em expressões não peculiares à linguagem normal ou, ainda, para realçar ironicamente uma palavra.</text:span></text:p>
      <text:p text:style-name="P22"/>
      <text:p text:style-name="P21"/>
      <text:p text:style-name="P15">Os dois ladrões que estavam ao lado de Jesus, o “bom” ladrão e o outro.</text:p>
      <text:p text:style-name="P21"/>
      <text:p text:style-name="P21"><text:span text:style-name="T1">NUNCA </text:span>para destacar uma palavra.</text:p>
      <text:p text:style-name="P21"/>
      <text:list xml:id="list52032176286270" text:continue-numbering="true" text:style-name="Outline">
        <text:list-item>
          <text:h text:style-name="P26" text:outline-level="1">Parenteses</text:h>
        </text:list-item>
      </text:list>
      <text:p text:style-name="P22"><text:tab/><text:span text:style-name="T13">Empregam-se para intercalar no texto qualquer </text:span><text:span text:style-name="T3">indicação acessória.</text:span></text:p>
      <text:p text:style-name="P43"/>
      <text:p text:style-name="P23"><text:span text:style-name="T3">(</text:span><text:span text:style-name="T1">Echar e Ejar se faz com o som fechado, por exemplo: Fechar, Fecho [fêcho])</text:span></text:p>
      <text:p text:style-name="P40"/>
      <text:list xml:id="list52032118407252" text:continue-numbering="true" text:style-name="Outline">
        <text:list-item>
          <text:h text:style-name="P27" text:outline-level="1"><text:soft-page-break/>Travessão</text:h>
        </text:list-item>
      </text:list>
      <text:p text:style-name="P23">Travessão é usado em dois casos:</text:p>
      <text:list xml:id="list1903060771" text:style-name="L7">
        <text:list-item>
          <text:p text:style-name="P49">Para indicar, nos diálogos, a mudança de interlocutor.</text:p>
        </text:list-item>
      </text:list>
      <text:p text:style-name="P23"><text:tab/>– Você já sabia? Indagou ela com rapidez</text:p>
      <text:p text:style-name="P23"><text:tab/>– É Claro que sim!</text:p>
      <text:list xml:id="list3219495657" text:style-name="L8">
        <text:list-item>
          <text:p text:style-name="P51"><text:span text:style-name="T14">Para isolar, num </text:span><text:span text:style-name="T4">contexto</text:span><text:span text:style-name="T14">, palavras ou frases.</text:span></text:p>
        </text:list-item>
      </text:list>
      <text:p text:style-name="P50"/>
      <text:list xml:id="list52033232324641" text:continue-list="list52032118407252" text:style-name="Outline">
        <text:list-item>
          <text:h text:style-name="P28" text:outline-level="1">Níveis de linguagem</text:h>
        </text:list-item>
      </text:list>
      <text:p text:style-name="P52">Aula 20 de maio de 2021</text:p>
      <text:p text:style-name="P52"/>
      <text:p text:style-name="P52">Léxico e Fonológico</text:p>
      <text:p text:style-name="P52"/>
      <text:p text:style-name="P52">Léxico → Dicionário</text:p>
      <text:p text:style-name="P52">Fonológico → Pronúncia</text:p>
      <text:p text:style-name="P52"/>
      <text:p text:style-name="P52">Alevantar ou levantar (está no dicionário)</text:p>
      <text:p text:style-name="P52">Cousa ou coisa (as duas estão no dicionário)</text:p>
      <text:p text:style-name="P52"/>
      <text:p text:style-name="P52">Desvio ou Désvio (Diferença na pronúncia, ou seja, Fonológico)</text:p>
      <text:p text:style-name="P53"/>
      <text:p text:style-name="P53"/>
      <text:p text:style-name="P41"><text:span text:style-name="T15">Dicionário tem uma média de 400.000 Palavras</text:span></text:p>
      <text:list xml:id="list52031747273272" text:continue-numbering="true" text:style-name="Outline">
        <text:list-item>
          <text:list>
            <text:list-item>
              <text:h text:style-name="Heading_20_2" text:outline-level="2">Classe intelectual → <text:span text:style-name="T15">23 Mil vocábulos</text:span></text:h>
            </text:list-item>
          </text:list>
        </text:list-item>
      </text:list>
      <text:p text:style-name="P44">ARA ou ARC → Em média 12 mil Vocábulos(palavras)</text:p>
      <text:p text:style-name="P44">Universitário → 9 mil vocábulos</text:p>
      <text:p text:style-name="P44">NTLH → 5 mil Vocábulos </text:p>
      <text:p text:style-name="P44">Povão → 3 mil Vocábulos</text:p>
      <text:p text:style-name="P44"/>
      <text:p text:style-name="P45">Trinômio da linguagem</text:p>
      <text:p text:style-name="P45">→ Falante </text:p>
      <text:p text:style-name="P45">→ Receptor</text:p>
      <text:p text:style-name="P45">→ Contexto ou situação</text:p>
      <text:p text:style-name="P45"/>
      <text:p text:style-name="P45"/>
      <text:p text:style-name="P46">Níveis de linguagem</text:p>
      <text:list xml:id="list3248851661" text:style-name="L9">
        <text:list-item>
          <text:p text:style-name="P47">Médio – </text:p>
        </text:list-item>
        <text:list-item>
          <text:p text:style-name="P47">Familiar – </text:p>
        </text:list-item>
        <text:list-item>
          <text:p text:style-name="P47">Relaxado – Desvios da norma culta</text:p>
        </text:list-item>
        <text:list-item>
          <text:p text:style-name="P47">Elevado – Língua acima do padrão médio</text:p>
        </text:list-item>
        <text:list-item>
          <text:p text:style-name="P47">Técnico – </text:p>
        </text:list-item>
      </text:list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5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0T16:27:44.579000000</dc:date>
    <meta:editing-duration>PT56M36S</meta:editing-duration>
    <meta:editing-cycles>11</meta:editing-cycles>
    <meta:generator>LibreOffice/7.1.2.2$Windows_X86_64 LibreOffice_project/8a45595d069ef5570103caea1b71cc9d82b2aae4</meta:generator>
    <meta:document-statistic meta:table-count="0" meta:image-count="1" meta:object-count="0" meta:page-count="6" meta:paragraph-count="112" meta:word-count="600" meta:character-count="3421" meta:non-whitespace-character-count="2932"/>
  </office:meta>
</office:document-meta>
</file>